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break-before="auto" fo:break-after="auto" style:writing-mode="lr-tb"/>
      <style:text-properties officeooo:paragraph-rsid="001352d6"/>
    </style:style>
    <style:style style:name="P3" style:family="paragraph" style:parent-style-name="Standard">
      <style:paragraph-properties fo:line-height="100%" fo:break-before="auto" fo:break-after="auto" style:writing-mode="lr-tb"/>
      <style:text-properties style:font-name="Arial" fo:font-size="11pt" style:font-name-asian="Arial" style:font-size-asian="11pt" style:font-name-complex="Arial" style:font-size-complex="11pt"/>
    </style:style>
    <style:style style:name="P4"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style>
    <style:style style:name="P5"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8dffe"/>
    </style:style>
    <style:style style:name="P6"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9310c"/>
    </style:style>
    <style:style style:name="P7"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rsid="0008dffe" officeooo:paragraph-rsid="0008dffe"/>
    </style:style>
    <style:style style:name="P8" style:family="paragraph" style:parent-style-name="Title">
      <style:paragraph-properties fo:line-height="100%" fo:text-align="center" style:justify-single-word="false" style:writing-mode="lr-tb"/>
      <style:text-properties officeooo:rsid="000c0c34" officeooo:paragraph-rsid="000c0c34"/>
    </style:style>
    <style:style style:name="P9" style:family="paragraph" style:parent-style-name="Heading_20_3">
      <style:paragraph-properties fo:line-height="100%" fo:break-before="auto" fo:break-after="auto" style:writing-mode="lr-tb"/>
    </style:style>
    <style:style style:name="P10" style:family="paragraph" style:parent-style-name="Title" style:master-page-name="Standard">
      <style:paragraph-properties fo:line-height="100%" fo:text-align="center" style:justify-single-word="false" style:page-number="auto" fo:break-before="auto" fo:break-after="auto" style:writing-mode="lr-tb"/>
    </style:style>
    <style:style style:name="P11" style:family="paragraph" style:parent-style-name="Footnote">
      <style:text-properties officeooo:rsid="0020ed7a" officeooo:paragraph-rsid="0020ed7a"/>
    </style:style>
    <style:style style:name="P12"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a2372"/>
    </style:style>
    <style:style style:name="P13" style:family="paragraph" style:parent-style-name="Standard">
      <style:paragraph-properties fo:line-height="100%" fo:break-before="auto" fo:break-after="auto" style:writing-mode="lr-tb"/>
      <style:text-properties officeooo:paragraph-rsid="00270d11"/>
    </style:style>
    <style:style style:name="P14" style:family="paragraph" style:parent-style-name="Standard">
      <style:paragraph-properties fo:line-height="100%" fo:break-before="auto" fo:break-after="auto" style:writing-mode="lr-tb"/>
      <style:text-properties officeooo:paragraph-rsid="0028aa0c"/>
    </style:style>
    <style:style style:name="P15" style:family="paragraph" style:parent-style-name="Standard">
      <style:paragraph-properties fo:line-height="100%" fo:break-before="auto" fo:break-after="auto" style:writing-mode="lr-tb"/>
      <style:text-properties style:font-name="Arial" officeooo:paragraph-rsid="001efb1d"/>
    </style:style>
    <style:style style:name="P16" style:family="paragraph" style:parent-style-name="Standard">
      <style:paragraph-properties fo:line-height="100%" style:writing-mode="lr-tb"/>
      <style:text-properties fo:font-size="11pt" officeooo:rsid="001efb1d" officeooo:paragraph-rsid="001efb1d" style:font-size-asian="11pt" style:font-size-complex="11pt"/>
    </style:style>
    <style:style style:name="P17" style:family="paragraph" style:parent-style-name="Standard">
      <style:paragraph-properties fo:line-height="100%" style:writing-mode="lr-tb"/>
      <style:text-properties style:font-name="Arial" fo:font-size="11pt" officeooo:paragraph-rsid="001efb1d" style:font-name-asian="Arial" style:font-size-asian="11pt" style:font-name-complex="Arial" style:font-size-complex="11pt"/>
    </style:style>
    <style:style style:name="T1" style:family="text">
      <style:text-properties style:font-name="Arial" fo:font-size="11pt" style:font-name-asian="Arial" style:font-size-asian="11pt" style:font-name-complex="Arial" style:font-size-complex="11pt"/>
    </style:style>
    <style:style style:name="T2" style:family="text">
      <style:text-properties style:font-name="Arial" fo:font-size="11pt" officeooo:rsid="00108e9c" style:font-name-asian="Arial" style:font-size-asian="11pt" style:font-name-complex="Arial" style:font-size-complex="11pt"/>
    </style:style>
    <style:style style:name="T3" style:family="text">
      <style:text-properties style:font-name="Arial" fo:font-size="11pt" officeooo:rsid="0011bc25" style:font-name-asian="Arial" style:font-size-asian="11pt" style:font-name-complex="Arial" style:font-size-complex="11pt"/>
    </style:style>
    <style:style style:name="T4" style:family="text">
      <style:text-properties style:font-name="Arial" fo:font-size="11pt" officeooo:rsid="0012dd12" style:font-name-asian="Arial" style:font-size-asian="11pt" style:font-name-complex="Arial" style:font-size-complex="11pt"/>
    </style:style>
    <style:style style:name="T5" style:family="text">
      <style:text-properties style:font-name="Arial" fo:font-size="11pt" officeooo:rsid="001352d6" style:font-name-asian="Arial" style:font-size-asian="11pt" style:font-name-complex="Arial" style:font-size-complex="11pt"/>
    </style:style>
    <style:style style:name="T6" style:family="text">
      <style:text-properties style:font-name="Arial" fo:font-size="11pt" officeooo:rsid="00154db4" style:font-name-asian="Arial" style:font-size-asian="11pt" style:font-name-complex="Arial" style:font-size-complex="11pt"/>
    </style:style>
    <style:style style:name="T7" style:family="text">
      <style:text-properties style:font-name="Arial" fo:font-size="11pt" officeooo:rsid="00158302" style:font-name-asian="Arial" style:font-size-asian="11pt" style:font-name-complex="Arial" style:font-size-complex="11pt"/>
    </style:style>
    <style:style style:name="T8" style:family="text">
      <style:text-properties style:font-name="Arial" fo:font-size="11pt" officeooo:rsid="00162270" style:font-name-asian="Arial" style:font-size-asian="11pt" style:font-name-complex="Arial" style:font-size-complex="11pt"/>
    </style:style>
    <style:style style:name="T9" style:family="text">
      <style:text-properties style:font-name="Arial" fo:font-size="11pt" officeooo:rsid="001945a2" style:font-name-asian="Arial" style:font-size-asian="11pt" style:font-name-complex="Arial" style:font-size-complex="11pt"/>
    </style:style>
    <style:style style:name="T10" style:family="text">
      <style:text-properties style:font-name="Arial" fo:font-size="11pt" officeooo:rsid="001b23e0" style:font-name-asian="Arial" style:font-size-asian="11pt" style:font-name-complex="Arial" style:font-size-complex="11pt"/>
    </style:style>
    <style:style style:name="T11" style:family="text">
      <style:text-properties style:font-name="Arial" fo:font-size="11pt" officeooo:rsid="001bfdb0" style:font-name-asian="Arial" style:font-size-asian="11pt" style:font-name-complex="Arial" style:font-size-complex="11pt"/>
    </style:style>
    <style:style style:name="T12" style:family="text">
      <style:text-properties style:font-name="Arial" fo:font-size="11pt" officeooo:rsid="001cf879" style:font-name-asian="Arial" style:font-size-asian="11pt" style:font-name-complex="Arial" style:font-size-complex="11pt"/>
    </style:style>
    <style:style style:name="T13" style:family="text">
      <style:text-properties style:font-name="Arial" fo:font-size="11pt" officeooo:rsid="001e18d3" style:font-name-asian="Arial" style:font-size-asian="11pt" style:font-name-complex="Arial" style:font-size-complex="11pt"/>
    </style:style>
    <style:style style:name="T14" style:family="text">
      <style:text-properties style:font-name="Arial" fo:font-size="11pt" officeooo:rsid="00241acb" style:font-name-asian="Arial" style:font-size-asian="11pt" style:font-name-complex="Arial" style:font-size-complex="11pt"/>
    </style:style>
    <style:style style:name="T15" style:family="text">
      <style:text-properties style:font-name="Arial" fo:font-size="11pt" officeooo:rsid="0025bcb7" style:font-name-asian="Arial" style:font-size-asian="11pt" style:font-name-complex="Arial" style:font-size-complex="11pt"/>
    </style:style>
    <style:style style:name="T16" style:family="text">
      <style:text-properties style:font-name="Arial" fo:font-size="11pt" officeooo:rsid="00270d11" style:font-name-asian="Arial" style:font-size-asian="11pt" style:font-name-complex="Arial" style:font-size-complex="11pt"/>
    </style:style>
    <style:style style:name="T17" style:family="text">
      <style:text-properties style:font-name="Arial" fo:font-size="11pt" officeooo:rsid="002471cc" style:font-name-asian="Arial" style:font-size-asian="11pt" style:font-name-complex="Arial" style:font-size-complex="11pt"/>
    </style:style>
    <style:style style:name="T18" style:family="text">
      <style:text-properties style:font-name="Arial" fo:font-size="11pt" officeooo:rsid="0028aa0c" style:font-name-asian="Arial" style:font-size-asian="11pt" style:font-name-complex="Arial" style:font-size-complex="11pt"/>
    </style:style>
    <style:style style:name="T19" style:family="text">
      <style:text-properties style:font-name="Arial" fo:font-size="11pt" officeooo:rsid="0026385f" style:font-name-asian="Arial" style:font-size-asian="11pt" style:font-name-complex="Arial" style:font-size-complex="11pt"/>
    </style:style>
    <style:style style:name="T20" style:family="text">
      <style:text-properties style:font-name="Arial" fo:font-size="11pt" fo:font-style="italic" style:font-name-asian="Arial" style:font-size-asian="11pt" style:font-style-asian="italic" style:font-name-complex="Arial" style:font-size-complex="11pt" style:font-style-complex="italic"/>
    </style:style>
    <style:style style:name="T21"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2" style:family="text">
      <style:text-properties fo:color="#000000" style:text-line-through-style="none" style:text-line-through-type="none" style:font-name="Verdana" fo:font-size="10pt" fo:font-style="normal" style:text-underline-style="none" fo:font-weight="normal" officeooo:rsid="0008dffe" style:font-name-asian="Verdana" style:font-size-asian="10pt" style:font-style-asian="normal" style:font-weight-asian="normal" style:font-name-complex="Verdana" style:font-size-complex="10pt" style:font-style-complex="normal" style:font-weight-complex="normal"/>
    </style:style>
    <style:style style:name="T23" style:family="text">
      <style:text-properties fo:color="#000000" style:text-line-through-style="none" style:text-line-through-type="none" style:font-name="Verdana" fo:font-size="10pt" fo:font-style="normal" style:text-underline-style="none" fo:font-weight="normal" officeooo:rsid="0009310c" style:font-name-asian="Verdana" style:font-size-asian="10pt" style:font-style-asian="normal" style:font-weight-asian="normal" style:font-name-complex="Verdana" style:font-size-complex="10pt" style:font-style-complex="normal" style:font-weight-complex="normal"/>
    </style:style>
    <style:style style:name="T24" style:family="text">
      <style:text-properties fo:color="#000000" style:text-line-through-style="none" style:text-line-through-type="none" style:font-name="Verdana" fo:font-size="10pt" fo:font-style="normal" style:text-underline-style="none" fo:font-weight="normal" officeooo:rsid="000a2372" style:font-name-asian="Verdana" style:font-size-asian="10pt" style:font-style-asian="normal" style:font-weight-asian="normal" style:font-name-complex="Verdana" style:font-size-complex="10pt" style:font-style-complex="normal" style:font-weight-complex="normal"/>
    </style:style>
    <style:style style:name="T25" style:family="text">
      <style:text-properties fo:color="#000000" style:text-line-through-style="none" style:text-line-through-type="none" style:font-name="Verdana" fo:font-size="10pt" fo:font-style="normal" style:text-underline-style="none" fo:font-weight="normal" officeooo:rsid="001efb1d" style:font-name-asian="Verdana" style:font-size-asian="10pt" style:font-style-asian="normal" style:font-weight-asian="normal" style:font-name-complex="Verdana" style:font-size-complex="10pt" style:font-style-complex="normal" style:font-weight-complex="normal"/>
    </style:style>
    <style:style style:name="T26" style:family="text">
      <style:text-properties fo:font-size="10pt" style:font-size-asian="10pt" style:font-size-complex="10pt"/>
    </style:style>
    <style:style style:name="T27" style:family="text">
      <style:text-properties fo:font-size="10pt" officeooo:rsid="0009310c" style:font-size-asian="10pt" style:font-size-complex="10pt"/>
    </style:style>
    <style:style style:name="T28" style:family="text">
      <style:text-properties officeooo:rsid="00142be9"/>
    </style:style>
    <style:style style:name="T29" style:family="text">
      <style:text-properties officeooo:rsid="00205e3d"/>
    </style:style>
    <style:style style:name="T30" style:family="text">
      <style:text-properties fo:font-size="11pt" officeooo:rsid="001efb1d" style:font-size-asian="11pt" style:font-size-complex="11pt"/>
    </style:style>
    <style:style style:name="T31" style:family="text">
      <style:text-properties fo:font-size="11pt" officeooo:rsid="0020ed7a" style:font-size-asian="11pt" style:font-size-complex="11pt"/>
    </style:style>
    <style:style style:name="T32" style:family="text">
      <style:text-properties fo:font-size="11pt" officeooo:rsid="00210205" style:font-size-asian="11pt" style:font-size-complex="11pt"/>
    </style:style>
    <style:style style:name="T33" style:family="text">
      <style:text-properties fo:font-size="11pt" style:font-name-asian="Arial" style:font-size-asian="11pt" style:font-name-complex="Arial" style:font-size-complex="11pt"/>
    </style:style>
    <style:style style:name="T34" style:family="text">
      <style:text-properties fo:font-size="11pt" officeooo:rsid="001efb1d" style:font-name-asian="Arial" style:font-size-asian="11pt" style:font-name-complex="Arial" style:font-size-complex="11pt"/>
    </style:style>
    <style:style style:name="T35" style:family="text">
      <style:text-properties fo:font-size="11pt" officeooo:rsid="002a07f6" style:font-name-asian="Arial" style:font-size-asian="11pt" style:font-name-complex="Arial" style:font-size-complex="11pt"/>
    </style:style>
    <style:style style:name="T36" style:family="text">
      <style:text-properties officeooo:rsid="002a77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h.303ndoie8ry"/>Statement of Purpose</text:p>
      <text:p text:style-name="P8">Max Klein for School of Information UC Berkeley</text:p>
      <text:h text:style-name="P9" text:outline-level="10"><text:bookmark text:name="h.wf6ehaa1s27e"/>Research agenda</text:h>
      <text:p text:style-name="P3">Gender, race, sexuality, nationality, social-class, native-language, height and weight. Can we make an exhaustive list of social biases? I believe we already have, but haven’t realized it.</text:p>
      <text:p text:style-name="P3"/>
      <text:p text:style-name="P1"><text:span text:style-name="T1">Accounting for social biases is </text:span><text:span text:style-name="T6">a</text:span><text:span text:style-name="T1"> main barrier to entry and expansion in sociotechnical systems </text:span><text:note text:id="ftn1" text:note-class="footnote"><text:note-citation>1</text:note-citation><text:note-body><text:p text:style-name="P4"><text:span text:style-name="T22">Halfaker, </text:span><text:span text:style-name="T24">Geiger, Morgan, and Reidl</text:span><text:span text:style-name="T22">. </text:span><text:a xlink:type="simple" xlink:href="http://www-users.cs.umn.edu/~halfak/publications/The_Rise_and_Decline/halfaker13rise-preprint.pdf"><text:span text:style-name="T26">The Rise and Decline of an Open Collaboration System</text:span></text:a><text:span text:style-name="T22"> (2013)</text:span></text:p></text:note-body></text:note><text:span text:style-name="T1">. I'm </text:span><text:span text:style-name="T7">tantalized</text:span><text:span text:style-name="T1"> by the idea that we could automatically detect biases we haven't yet identified – that <text:s/>we could uncover Rumsfeldian unknown unknowns. I propose a research agenda to classify the already-known social biases by as they appear in the collaborative technologies, and then to search for unidentified </text:span><text:span text:style-name="T7">biases</text:span><text:span text:style-name="T1"> using those classifications. As an explanatory example, create a statistical model of how the known skewed distributions gender, race, and nationality exist in Wikidata </text:span><text:span text:style-name="T4">(the free knowledge base that feed</text:span><text:span text:style-name="T5">s</text:span><text:span text:style-name="T4"> Wikipedia)</text:span><text:span text:style-name="T1">, and then inspect</text:span><text:span text:style-name="T20"> all</text:span><text:span text:style-name="T1"> the property distributions for properties that match the biased patterns. The project grows more complex by allowing property-pairs (e.g. gender by race), different sociotechnical communities (e.g. Freebase, </text:span><text:span text:style-name="T8">Git-hub</text:span><text:span text:style-name="T1">), and different models of bias (e.g. editorship-measures). If successful we may find overlooked stigmas </text:span><text:span text:style-name="T13">in people using technology</text:span><text:span text:style-name="T1">, and all the while building a massive Open Dataset of comparative indexes of known social biases.</text:span></text:p>
      <text:p text:style-name="P3"/>
      <text:h text:style-name="P9" text:outline-level="10"><text:bookmark text:name="h.emic6btjw0ei"/>Preparations</text:h>
      <text:p text:style-name="P3">This research agenda is the direct consequence of the experience I have gathered in my academic, work, and personal portfolio. They are the three strands which constitute the braid of my readiness: technical head-down-ness, Open Culture social awareness, and self-driven curiosity. <text:s/></text:p>
      <text:p text:style-name="P3"/>
      <text:p text:style-name="P2"><text:span text:style-name="T1">In Spring of 2015, I will present my research on "The Virtuous Circle of Wikipedia"</text:span><text:note text:id="ftn2" text:note-class="footnote"><text:note-citation>2</text:note-citation><text:note-body><text:p text:style-name="P7"><text:span text:style-name="T21">Klein and Maillart </text:span><text:a xlink:type="simple" xlink:href="https://github.com/notconfusing/wiki_econ_capability/blob/master/paper/cscw/cscw2015.pdf?raw=true"><text:span text:style-name="T26">The Virtuous Circle of Wikipedia</text:span></text:a><text:span text:style-name="T21"> (2014)</text:span></text:p></text:note-body></text:note><text:span text:style-name="T1"> at Computer-Supported Collaborative Work conference 2015. The paper provides a new definition and measure for the “collaborativeness” of a socio-technical community – </text:span><text:span text:style-name="T15">the degree to which the being a good user is correlated with editing with other good users</text:span><text:span text:style-name="T1">. </text:span><text:span text:style-name="T15">I</text:span><text:span text:style-name="T5">n this case </text:span><text:span text:style-name="T15">I studied the</text:span><text:span text:style-name="T5"> non-profit Wikipedia,</text:span><text:span text:style-name="T1"> using economic insight and a variant of the </text:span><text:span text:style-name="T5">Google</text:span><text:span text:style-name="T1"> PageRank algorithm. This will </text:span><text:span text:style-name="T14">guide</text:span><text:span text:style-name="T1"> my proposed research agenda because it will help answer the criticism of whether found biases reflect society at large, or only the biases of the editing community. It will answer that question by determining whether found biases are correlated to collaborativeness.</text:span></text:p>
      <text:p text:style-name="P3"/>
      <text:p text:style-name="P1"><text:span text:style-name="T1">Moreover my “Virtuous Circle” research has prepared me by stretching my technical strengths and weaknesses. The project was a collaboration with Berkeley iSchool PhD Thomas Maillart, who pushed me to grasp new mathematical models and higher methodological </text:span><text:span text:style-name="T7">rigor.</text:span><text:span text:style-name="T1"> My BA in mathematics was useful in learning the required network science quickly. </text:span><text:span text:style-name="T15">A</text:span><text:span text:style-name="T1">n early stage of the research was presented as a poster to the NetSci 2014 conference</text:span><text:note text:id="ftn3" text:note-class="footnote"><text:note-citation>3</text:note-citation><text:note-body><text:p text:style-name="P4"><text:span text:style-name="T22">Klein and Maillart </text:span><text:a xlink:type="simple" xlink:href="http://notconfusing.com/wp-content/uploads/2014/06/netsci_poster.png">Poster - The Virtuous Circle of Wikipedia</text:a><text:span text:style-name="T22"> (2014)</text:span></text:p></text:note-body></text:note><text:span text:style-name="T1">. Likewise I was also pushed to come to speed with a base computational social science literature. An example of exceeding this goal is evident in the “Method of Reflections” technique which we borrowed and </text:span><text:span text:style-name="T13">utilized</text:span><text:span text:style-name="T1"> in the paper – after which I created the first open-source implementation of the method</text:span><text:note text:id="ftn4" text:note-class="footnote"><text:note-citation>4</text:note-citation><text:note-body><text:p text:style-name="P5"><text:span text:style-name="T22">Klein </text:span><text:a xlink:type="simple" xlink:href="http://nbviewer.ipython.org/github/notconfusing/wiki_econ_capability/blob/master/Method%20of%20Reflections%20Explained%20and%20Exampled.ipynb">Method of Refl</text:a><text:a xlink:type="simple" xlink:href="http://nbviewer.ipython.org/github/notconfusing/wiki_econ_capability/blob/master/Method%20of%20Reflections%20Explained%20and%20Exampled.ipynb">ections Explained and Exampled</text:a><text:span text:style-name="T23"> (2014)</text:span></text:p></text:note-body></text:note><text:span text:style-name="T1">.</text:span></text:p>
      <text:p text:style-name="P3"/>
      <text:p text:style-name="P13"><text:span text:style-name="T1">To open source that algorithm was </text:span><text:span text:style-name="T16">instinctual</text:span><text:span text:style-name="T1"> because I am a part of the academic-hacker Wiki Research community. It was there that my blog posts on the Gender Biases in different Wikipedia languages was picked up by Hanyang University Sociology P</text:span><text:span text:style-name="T2">rofessor</text:span><text:span text:style-name="T1"> Piotr Konieczny. We came to </text:span><text:soft-page-break/><text:span text:style-name="T1">work together on creating "Wikipedia Gender Inequality Index" (WIGI</text:span><text:note text:id="ftn5" text:note-class="footnote"><text:note-citation>5</text:note-citation><text:note-body><text:p text:style-name="P4"><text:span text:style-name="T23">Klein and Konieczny </text:span><text:a xlink:type="simple" xlink:href="http://github.com/notconfusing/WIGI">WIGI: Wikipedia Gender Inequality Index </text:a><text:span text:style-name="T22"><text:s text:c="2"/></text:span></text:p></text:note-body></text:note><text:span text:style-name="T1">), an up</text:span><text:span text:style-name="T3">coming</text:span><text:span text:style-name="T1"> Open Dataset of extracted information from Biography articles across all Wikipedia Languages. My </text:span><text:span text:style-name="T16">contribution</text:span><text:span text:style-name="T1"> was to </text:span><text:span text:style-name="T9">put together</text:span><text:span text:style-name="T1"> the technical infrastructure to re-index, analy</text:span><text:span text:style-name="T7">z</text:span><text:span text:style-name="T1">e and display the huge dataset each month. I also came to sharpen </text:span><text:span text:style-name="T17">my</text:span><text:span text:style-name="T1"> statistical testing from Piotr as we first </text:span><text:span text:style-name="T7">analyzed</text:span><text:span text:style-name="T1"> the </text:span><text:span text:style-name="T17">predictive power of the</text:span><text:span text:style-name="T1"> </text:span><text:span text:style-name="T17">data</text:span><text:span text:style-name="T1"> by Date and Place of Birth, Ethnicity, Citizenship, and Language. Currently in the submission process, WIGI is an existing prototype and first step in the stream of the research agenda put forth.</text:span></text:p>
      <text:p text:style-name="P3"/>
      <text:p text:style-name="P14"><text:span text:style-name="T1">My preparedness is anchored by a final personal factor: the philosophy to </text:span><text:span text:style-name="T18">steer my own course, navigating by</text:span><text:span text:style-name="T10"> </text:span><text:span text:style-name="T18">natural curiosity</text:span><text:span text:style-name="T1">. One telling fact about the above two projects is that I have not done them under the direction of an institution, either academic or industry. Both have come voluntarily without pay and on my free time. The last major directives </text:span><text:span text:style-name="T11">I received </text:span><text:span text:style-name="T1">were 3 years ago at the beginning of my stint as Research Assistant at OCLC </text:span><text:span text:style-name="T18">Inc. </text:span><text:span text:style-name="T1">where I was hired to improve Wikipedia-Library integration, which I accomplished by way of writing Wikipedia bots to add content from Library databases. After publishing about the process</text:span><text:note text:id="ftn6" text:note-class="footnote"><text:note-citation>6</text:note-citation><text:note-body><text:p text:style-name="P6"><text:span text:style-name="T23">Klein and Kyrios </text:span><text:a xlink:type="simple" xlink:href="http://journal.code4lib.org/articles/8964"><text:span text:style-name="T26">VIAFbot and the Integration of Library Data on Wikipedia</text:span></text:a><text:span text:style-name="T26"> </text:span><text:span text:style-name="T27">(2013)</text:span></text:p></text:note-body></text:note><text:span text:style-name="T1"> </text:span><text:span text:style-name="T12">and</text:span><text:span text:style-name="T1"> finally amassing over 2 million edits, I came to see what was driving me in the position. It was the Open Notebook Science - the source, data and analysis </text:span><text:span text:style-name="T7">synced</text:span><text:span text:style-name="T1"> publicly online as it </text:span><text:span text:style-name="T19">evolves</text:span><text:span text:style-name="T1"> in front of me, thereby submitting my ideas to the full scrutiny of the internet hivemind. More and more my ideas spilled over the scope of the OCLC Research blog</text:span><text:note text:id="ftn7" text:note-class="footnote"><text:note-citation>7</text:note-citation><text:note-body><text:p text:style-name="P6"><text:span text:style-name="T23">Klein </text:span><text:a xlink:type="simple" xlink:href="http://hangingtogether.org/?author_name=Max">HangingTogether.org Blog Posts</text:a><text:span text:style-name="T23"> (2012-14) <text:s/></text:span></text:p></text:note-body></text:note><text:span text:style-name="T1">, and I started hosting them myself at</text:span><text:span text:style-name="T20"> notconfusing.com</text:span><text:note text:id="ftn8" text:note-class="footnote"><text:note-citation>8</text:note-citation><text:note-body><text:p text:style-name="P6"><text:span text:style-name="T23">Klein </text:span><text:a xlink:type="simple" xlink:href="http://notconfusing.com/category/type/research/">Notconfusing.com</text:a><text:span text:style-name="T23"> Research Blog Posts (2012-14)</text:span></text:p></text:note-body></text:note><text:span text:style-name="T1">. My natural inclinations to start investigating on my own started receiving attention and </text:span><text:span text:style-name="T12">energizing</text:span><text:span text:style-name="T1"> feedback – particularly </text:span><text:span text:style-name="T18">on</text:span><text:span text:style-name="T1"> posts exploring the data of gender</text:span><text:note text:id="ftn9" text:note-class="footnote"><text:note-citation>9</text:note-citation><text:note-body><text:p text:style-name="P6"><text:span text:style-name="T23">Klein </text:span><text:a xlink:type="simple" xlink:href="http://notconfusing.com/sex-ratios-in-wikidata-part-iii/">Sex Ratios in Wikidata Part III</text:a><text:span text:style-name="T23"> (2014)</text:span></text:p></text:note-body></text:note><text:span text:style-name="T1"> and language</text:span><text:note text:id="ftn10" text:note-class="footnote"><text:note-citation>10</text:note-citation><text:note-body><text:p text:style-name="P6"><text:span text:style-name="T23">Klein </text:span><text:a xlink:type="simple" xlink:href="http://notconfusing.com/kumusha-takes-wiki-actionable-metrics-for-uganda-and-cote-divoire/">Actionable Metrics for Uganda and Côte D'Ivoire</text:a><text:span text:style-name="T23"> (2014)</text:span></text:p></text:note-body></text:note> <text:note text:id="ftn11" text:note-class="footnote"><text:note-citation>11</text:note-citation><text:note-body><text:p text:style-name="P6"><text:span text:style-name="T23">Klein </text:span><text:a xlink:type="simple" xlink:href="http://notconfusing.com/the-most-unique-wikipedias-according-to-wikidata/">The Most Unique Wikipedias According to Wikidata</text:a><text:span text:style-name="T23"> (2013)</text:span></text:p></text:note-body></text:note><text:span text:style-name="T1">. <text:s/>Although I didn't fully </text:span><text:span text:style-name="T7">realize</text:span><text:span text:style-name="T1"> it then, this new networked, boss-free but still peer-reviewed world meant that I </text:span><text:span text:style-name="T18">already </text:span><text:span text:style-name="T1">started to pursue my PhD.</text:span></text:p>
      <text:p text:style-name="P3"/>
      <text:h text:style-name="P9" text:outline-level="10"><text:bookmark text:name="h.ovzfewtcqk1h"/>Faculty Interest</text:h>
      <text:p text:style-name="P3"/>
      <text:p text:style-name="P15"><text:span text:style-name="T33">No blog is an island. As my research efforts </text:span><text:span text:style-name="T35">intensify</text:span><text:span text:style-name="T33"> I have a growing need for guidance in methodological framing and focus. In a conversation with </text:span><text:span text:style-name="T34">Brent Hecht</text:span><text:span text:style-name="T33"> – the faculty member with whom I'm interested in working with, I was aroused by the discussion of his research around online effects </text:span><text:span text:style-name="T34">geography and language (my review</text:span><text:note text:id="ftn13" text:note-class="footnote"><text:note-citation>12</text:note-citation><text:note-body><text:p text:style-name="P12"><text:span text:style-name="T25">Sen, Li and Hecht</text:span><text:span text:style-name="T24"> </text:span><text:a xlink:type="simple" xlink:href="https://blog.wikimedia.org/2014/09/13/research-newsletter-august-2014/#WikiBrain:_Democratizing_computation_on_Wikipedia"><text:span text:style-name="T25">WikiBrain Democratizing Computation on Wikipedia</text:span></text:a><text:span text:style-name="T24"> (2014)</text:span></text:p></text:note-body></text:note><text:span text:style-name="T30">) and overall the dedication to making social human-computer interaction statistics less difficult to compute</text:span><text:span text:style-name="T33">. </text:span><text:span text:style-name="T31">This ease is computation is particularly important when we consider the intensive methods employed by HaiYi Zhu. Her investigations into the “shared leadership”</text:span><text:span text:style-name="T31"><text:note text:id="ftn0" text:note-class="footnote"><text:note-citation>13</text:note-citation><text:note-body><text:p text:style-name="P11">Zhu, Kraut, Kittur <text:a xlink:type="simple" xlink:href="http://www.cs.cmu.edu/~haiyiz/papers/sharedleadership.pdf">Effectiveness of Shared Leadership in Online Communities</text:a> (2012)</text:p></text:note-body></text:note></text:span><text:span text:style-name="T31"> </text:span><text:span text:style-name="T32">intrigue me</text:span><text:span text:style-name="T31"> </text:span><text:span text:style-name="T32">from the machine learning perspective</text:span><text:span text:style-name="T31"> and also the interdisciplinary usage of leadership theory. </text:span><text:span text:style-name="T32">They harp on exactly the sort of social collaborativeness questions that I'm dancing around in my research – but that I need help in refining. Along with a veteran of that team, Loren Terveen, I would ask that they could help train me in defining and attacking the more poignant sociological questions that I do not quite know how to ask yet.</text:span></text:p>
      <text:p text:style-name="P16"/>
      <text:p text:style-name="P17"/>
      <text:p text:style-name="P3"><text:span text:style-name="T36">Earning</text:span> my PhD from <text:span text:style-name="T29">UMN, in the grand scheme, is </text:span>a waypoint on the <text:span text:style-name="T36">path</text:span> towards becoming a profess<text:span text:style-name="T28">ional researcher</text:span>. The end product of my education is necessarily <text:span text:style-name="T28">full time research</text:span>, the position of perpetual inquiry because the end goal of my education <text:span text:style-name="T28">is</text:span> knowing how I and others are <text:span text:style-name="T28">effecting</text:span> sociotechnical systems with outmoded social biases, which will forever be less than fully underst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1665in" fo:margin-bottom="0.0417in"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in" fo:margin-bottom="0.0417in"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dc:creator>Max Klein</dc:creator>
    <meta:editing-cycles>33</meta:editing-cycles>
    <dc:date>2014-11-18T16:32:03.359386505</dc:date>
    <meta:editing-duration>P6DT6H2M14S</meta:editing-duration>
    <meta:document-statistic meta:table-count="0" meta:image-count="0" meta:object-count="0" meta:page-count="2" meta:paragraph-count="27" meta:word-count="1202" meta:character-count="7734" meta:non-whitespace-character-count="6544"/>
  </office:meta>
</office:document-meta>
</file>